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8f0" officeooo:paragraph-rsid="00143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uncher: Er erschafft für jeden Spieler ein Textfeld und ein Drop-Down-Menü</text:p>
      <text:p text:style-name="P1"><text:tab/> <text:s text:c="5"/><text:tab/>Drop-Down-Menü:</text:p>
      <text:p text:style-name="P1"><text:tab/><text:tab/><text:tab/><text:tab/><text:tab/>Spieler wählen Farbe und können nicht die Gleiche wählen, <text:s text:c="7"/><text:tab/><text:tab/><text:tab/><text:tab/><text:tab/>was das Programm deutlich komplexer machte</text:p>
      <text:p text:style-name="P1"><text:s text:c="24"/>Textfeld: </text:p>
      <text:p text:style-name="P1"><text:tab/><text:tab/><text:tab/><text:tab/><text:tab/>Spieler können manuell Namen festlegen.</text:p>
      <text:p text:style-name="P1">Er generiert einen Button , dessen Funktion bei Betätigung den Gameloop startet und ebenso die Farbe und Name des Spielers weitergib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1:17:14.776000000</meta:creation-date>
    <dc:date>2017-01-18T11:32:49.678000000</dc:date>
    <meta:editing-duration>PT24S</meta:editing-duration>
    <meta:editing-cycles>1</meta:editing-cycles>
    <meta:document-statistic meta:table-count="0" meta:image-count="0" meta:object-count="0" meta:page-count="1" meta:paragraph-count="6" meta:word-count="54" meta:character-count="428" meta:non-whitespace-character-count="325"/>
    <meta:generator>LibreOffice/4.1.4.2$Windows_x86 LibreOffice_project/0a0440ccc0227ad9829de5f46be37cfb6edcf72</meta:generator>
  </office:meta>
</office:document-meta>
</file>